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14557" officeooo:paragraph-rsid="00014557"/>
    </style:style>
    <style:style style:name="P9" style:family="paragraph" style:parent-style-name="Table_20_Contents">
      <style:text-properties officeooo:rsid="00027b8f" officeooo:paragraph-rsid="00027b8f"/>
    </style:style>
    <style:style style:name="P10" style:family="paragraph" style:parent-style-name="Table_20_Contents">
      <style:text-properties officeooo:rsid="0003ec56" officeooo:paragraph-rsid="0003ec56"/>
    </style:style>
    <style:style style:name="P11" style:family="paragraph" style:parent-style-name="Table_20_Contents">
      <style:text-properties officeooo:rsid="000505eb" officeooo:paragraph-rsid="000505eb"/>
    </style:style>
    <style:style style:name="P12" style:family="paragraph" style:parent-style-name="Table_20_Contents">
      <style:text-properties officeooo:rsid="0006b2b9" officeooo:paragraph-rsid="0006b2b9"/>
    </style:style>
    <style:style style:name="P13" style:family="paragraph" style:parent-style-name="Table_20_Contents">
      <style:text-properties officeooo:rsid="0008077d" officeooo:paragraph-rsid="0008077d"/>
    </style:style>
    <style:style style:name="P14" style:family="paragraph" style:parent-style-name="Table_20_Contents">
      <style:text-properties officeooo:rsid="00099e8c" officeooo:paragraph-rsid="00099e8c"/>
    </style:style>
    <style:style style:name="P15" style:family="paragraph" style:parent-style-name="Table_20_Contents">
      <style:text-properties officeooo:rsid="000ae80b" officeooo:paragraph-rsid="000ae80b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e80b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avier Martín Góm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(Creación de las particiones)</text:p>
            <text:p text:style-name="P9">mknod /dev/loop0 b 7 0</text:p>
            <text:p text:style-name="P9">mknod /dev/loop1 b 7 1</text:p>
            <text:p text:style-name="P9">dd if=/dev/zero of=/root/archivo_SA20 bs=2k count=10000</text:p>
            <text:p text:style-name="P9">dd if=/dev/zero of=/root/archivo_SA30 bs=3k count=10000</text:p>
            <text:p text:style-name="P9">losetup /dev/loop0 /root/archivo_SA20</text:p>
            <text:p text:style-name="P9">losetup /dev/loop1 /root/archivo_SA30</text:p>
            <text:p text:style-name="P9">fdisk -l /dev/loop0 /dev/loop1</text:p>
            <text:p text:style-name="P8"/>
            <text:p text:style-name="P10">mkfs.ext3 -L LABEL_ext3 /dev/loop0</text:p>
            <text:p text:style-name="P10">mkfs.ext4 -L LABEL_ext4 /dev/loop1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a) La manera sería modificar el archivo donde contiene el comando fsck</text:p>
            <text:p text:style-name="P11"/>
            <text:p text:style-name="P11">sudo gedit/etc/default/rcS</text:p>
            <text:p text:style-name="P11">FSCKFIX=yes</text:p>
            <text:p text:style-name="P11">sudo gedit/etc/sysconfig/autofsck</text:p>
            <text:p text:style-name="P11">AUTOFSCK_DEF_CHECK=yes</text:p>
            <text:p text:style-name="P11"/>
            <text:p text:style-name="P11">De esta manera se ejecuta automáticamente e2fsck</text:p>
            <text:p text:style-name="P11"/>
            <text:p text:style-name="P12">b) Usando el siguiente comando:</text:p>
            <text:p text:style-name="P12">tune2fs -l &lt;ruta partición)&gt;</text:p>
            <text:p text:style-name="P12">Podemos ver en “Reserved Block Count&gt; el espacio reservado.</text:p>
            <text:p text:style-name="P12">Usando el siguiente comando</text:p>
            <text:p text:style-name="P12"><text:soft-page-break/>tune2fs -m l &lt;ruta partición&gt; </text:p>
            <text:p text:style-name="P12">Podemos aumentar en un 1% el espacio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He decidido eliminar gunzip</text:p>
            <text:p text:style-name="P12">yum remove gunzip</text:p>
            <text:p text:style-name="P13">Para instalarlo de nuevo:</text:p>
            <text:p text:style-name="P13">yum install gunzip</text:p>
            <text:p text:style-name="P13">Pero me da el siguiente error: </text:p>
            <text:p text:style-name="P13">Error: Cannot retrieve repository metadata (repomd.xml) for repository: fedora. Please verify its path and try again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1. Para ver la información del paquete gzip uso la siguiente orden:</text:p>
            <text:p text:style-name="P14">rpm -qi -ql gzip (para obtener la información y listar archivos)</text:p>
            <text:p text:style-name="P14">2. Mostar archivos de configuración del paquete</text:p>
            <text:p text:style-name="P14">rpm -qc gzip (para ver la lista de archivos que contiene el paquete)</text:p>
            <text:p text:style-name="P14">3. Para mostrar paquetes requeridos por un paquete ya instalado:</text:p>
            <text:p text:style-name="P14">rpm -qRp gzip</text:p>
            <text:p text:style-name="P14">4.<text:span text:style-name="T3">Para instalar quota, debemos estar en el directorio de las librerías rpm</text:span></text:p>
            <text:p text:style-name="P15">rpm -i libnl-1.1-12.fc14.i686.rpm (necesario para instalar quota)</text:p>
            <text:p text:style-name="P15">rpm -i tcp_wrappers-7.6-59.fc14.i686.rpm (necesario para instalar quota)</text:p>
            <text:p text:style-name="P15">rpm -i quota-3.17-13.fc14.i686.rpm</text:p>
            <text:p text:style-name="P15">5. Para instalarlo:</text:p>
            <text:p text:style-name="P15">rpm -i sysstat-9.0.6-3.fc13.i686.rpm</text:p>
            <text:p text:style-name="P15"><text:soft-page-break/>Para desinstalarlo:</text:p>
            <text:p text:style-name="P15">rpm -e sysstat-9.0.6-3.fc13.i686.rpm</text:p>
            <text:p text:style-name="P15"/>
            <text:p text:style-name="Table_20_Contents"/>
            <text:p text:style-name="Table_20_Contents"/>
          </table:table-cell>
        </table:table-row>
        <table:table-row>
          <table:table-cell table:style-name="Table13.A2" office:value-type="string">
            <text:p text:style-name="P14"/>
          </table:table-cell>
        </table:table-row>
      </table:table>
      <text:p text:style-name="Standard"/>
      <text:p text:style-name="Standard"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1</meta:editing-cycles>
    <meta:creation-date>2011-10-05T09:46:35.67</meta:creation-date>
    <meta:editing-duration>PT22H32M17S</meta:editing-duration>
    <meta:generator>LibreOffice/4.2.3.3$Linux_x86 LibreOffice_project/420m0$Build-3</meta:generator>
    <dc:date>2015-10-07T20:23:44.222212170</dc:date>
    <meta:print-date>2011-10-06T10:39:21.37</meta:print-date>
    <meta:document-statistic meta:table-count="11" meta:image-count="1" meta:object-count="0" meta:page-count="4" meta:paragraph-count="60" meta:word-count="390" meta:character-count="2651" meta:non-whitespace-character-count="2300"/>
    <meta:user-defined meta:name="Información 1"/>
    <meta:user-defined meta:name="Información 2"/>
    <meta:user-defined meta:name="Información 3"/>
    <meta:user-defined meta:name="Información 4"/>
  </office:meta>
</office:document-meta>
</file>